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table:number-columns-repeated="4"/>
          <table:table-cell table:style-name="ce15" table:formula="of:=SUM([.B3:.D3])" office:value-type="float" office:value="8200" calcext:value-type="float">
            <text:p>8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Արեգ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40" office:value-type="string" calcext:value-type="string">
            <text:p>Ն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7000" calcext:value-type="float">
            <text:p>7000</text:p>
          </table:table-cell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Ժոզեֆ</text:p>
          </table:table-cell>
          <table:table-cell table:style-name="ce64"/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style-name="ce20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C31:.F3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style-name="ce20"/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Մհեր</text:p>
          </table:table-cell>
          <table:table-cell table:style-name="ce64"/>
          <table:table-cell/>
        </table:table-row>
        <table:table-row table:style-name="ro3">
          <table:table-cell/>
          <table:table-cell office:value-type="string" calcext:value-type="string">
            <text:p>+Zori</text:p>
          </table:table-cell>
          <table:table-cell table:number-columns-repeated="5"/>
          <table:table-cell table:formula="of:=SUM([.B31:.F31])" office:value-type="float" office:value="356.521739130435" calcext:value-type="float">
            <text:p>356.5217391304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Հրաչ</text:p>
          </table:table-cell>
          <table:table-cell table:style-name="ce64"/>
          <table:table-cell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31:.F31])" office:value-type="float" office:value="356.521739130435" calcext:value-type="float">
            <text:p>356.5217391304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table:style-name="ce47" office:value-type="string" calcext:value-type="string">
            <text:p>Մարիամ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D31:.F3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Edgar</text:p>
          </table:table-cell>
          <table:table-cell table:style-name="ce65"/>
          <table:table-cell office:value-type="float" office:value="13000" calcext:value-type="float">
            <text:p>13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Hasmik K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Smbat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];[.C31])" office:value-type="float" office:value="356.521739130435" calcext:value-type="float">
            <text:p>356.5217391304</text:p>
          </table:table-cell>
          <table:table-cell office:value-type="string" calcext:value-type="string">
            <text:p>Ani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C31:.F3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Meruj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1:.F31])" office:value-type="float" office:value="356.521739130435" calcext:value-type="float">
            <text:p>356.5217391304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Ani G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31:.F31])" office:value-type="float" office:value="356.521739130435" calcext:value-type="float">
            <text:p>356.5217391304</text:p>
          </table:table-cell>
          <table:table-cell office:value-type="string" calcext:value-type="string">
            <text:p>Zori</text:p>
          </table:table-cell>
          <table:table-cell table:number-columns-repeated="2"/>
        </table:table-row>
        <table:table-row table:style-name="ro3">
          <table:table-cell/>
          <table:table-cell table:formula="of:=[.B3]/23" office:value-type="float" office:value="356.521739130435" calcext:value-type="float">
            <text:p>356.5217391304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8200" calcext:value-type="float">
            <text:p>8200</text:p>
          </table:table-cell>
          <table:table-cell table:style-name="ce29"/>
          <table:table-cell table:number-columns-repeated="2"/>
        </table:table-row>
        <table:table-row table:style-name="ro15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0:00:42.89498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8T10:57:24.254662143</dc:date>
    <meta:editing-duration>P9DT4H45M41S</meta:editing-duration>
    <meta:editing-cycles>2902</meta:editing-cycles>
    <meta:generator>LibreOffice/4.2.8.2$Linux_X86_64 LibreOffice_project/420m0$Build-2</meta:generator>
    <meta:document-statistic meta:table-count="17" meta:cell-count="7822" meta:object-count="0"/>
  </office:meta>
</office:document-meta>
</file>